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/>
    </style:style>
    <style:style style:name="P2" style:family="paragraph" style:parent-style-name="Standard">
      <style:paragraph-properties fo:text-align="justify" style:justify-single-word="false"/>
      <style:text-properties style:font-name="Consolas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style:font-name="Consolas" fo:font-style="normal" style:text-underline-style="solid" style:text-underline-width="auto" style:text-underline-color="font-color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onsolas"/>
    </style:style>
    <style:style style:name="P7" style:family="paragraph" style:parent-style-name="Standard" style:list-style-name="L1">
      <style:paragraph-properties fo:text-align="justify" style:justify-single-word="false">
        <style:tab-stops>
          <style:tab-stop style:position="6.218cm"/>
        </style:tab-stops>
      </style:paragraph-properties>
      <style:text-properties style:font-name="Consolas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Consolas"/>
    </style:style>
    <style:style style:name="P9" style:family="paragraph" style:parent-style-name="Standard">
      <style:paragraph-properties fo:text-align="justify" style:justify-single-word="false"/>
      <style:text-properties style:font-name="Consolas" style:text-underline-style="solid" style:text-underline-width="auto" style:text-underline-color="font-color"/>
    </style:style>
    <style:style style:name="P10" style:family="paragraph" style:parent-style-name="Standard" style:list-style-name="L1">
      <style:paragraph-properties fo:text-align="justify" style:justify-single-word="false">
        <style:tab-stops>
          <style:tab-stop style:position="6.218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nsolas"/>
    </style:style>
    <style:style style:name="T5" style:family="text">
      <style:text-properties style:font-name="Consolas" fo:font-style="italic" style:font-style-asian="italic" style:font-style-complex="italic"/>
    </style:style>
    <style:style style:name="T6" style:family="text">
      <style:text-properties style:font-name="Consolas"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rte</text:p>
      <text:p text:style-name="P1">du projet de jeu vidéo collectif</text:p>
      <text:p text:style-name="P3">Nom de code : <text:span text:style-name="T2">ParPainG</text:span></text:p>
      <text:p text:style-name="P2"/>
      <text:p text:style-name="P5">Membres du projet :</text:p>
      <text:list xml:id="list31572977" text:style-name="L1">
        <text:list-item>
          <text:p text:style-name="P7">BREMOND Kevin<text:tab/><text:span text:style-name="T3">alias</text:span> Guldir, Kasius</text:p>
        </text:list-item>
        <text:list-item>
          <text:p text:style-name="P7">CHAUVEAU Quentin<text:tab/><text:span text:style-name="T3">alias</text:span> Toof09, Quentin Tchovo</text:p>
        </text:list-item>
        <text:list-item>
          <text:p text:style-name="P7">CIMON Lucas<text:tab/><text:span text:style-name="T3">alias</text:span> DrMaxKurt, Max_Kurt</text:p>
        </text:list-item>
        <text:list-item>
          <text:p text:style-name="P10"><text:span text:style-name="T4">GAUTIER Gaëtan<text:tab/></text:span><text:span text:style-name="T5">alias</text:span><text:span text:style-name="T4"> jesuspatate</text:span></text:p>
        </text:list-item>
        <text:list-item>
          <text:p text:style-name="P7">JOLIVET Elliot<text:tab/><text:span text:style-name="T3">alias</text:span> -E3-</text:p>
        </text:list-item>
        <text:list-item>
          <text:p text:style-name="P7">LENOGUE Matthieu<text:tab/><text:span text:style-name="T3">alias</text:span> MadMat</text:p>
        </text:list-item>
        <text:list-item>
          <text:p text:style-name="P7">NARBEBURU Aurélien<text:tab/><text:span text:style-name="T3">alias</text:span> Tharce</text:p>
        </text:list-item>
        <text:list-item>
          <text:p text:style-name="P7">TAFFOREAU Nicolas<text:tab/><text:span text:style-name="T3">alias</text:span> bananass</text:p>
        </text:list-item>
      </text:list>
      <text:p text:style-name="P2"/>
      <text:p text:style-name="P2"/>
      <text:p text:style-name="P2"><text:span text:style-name="T1">Objectifs</text:span> :</text:p>
      <text:p text:style-name="P2">- nous voulons créer ensemble un jeu vidéo complet.</text:p>
      <text:p text:style-name="P2">- ce projet est avant tout l'occasion de s'amuser tous ensemble.</text:p>
      <text:p text:style-name="P2">- sans être trop ambitieux, mieux vaut essayer de créer un jeu original et se planter que de copier un jeu à succès.</text:p>
      <text:p text:style-name="P2">- nous ferons en sorte de nous fixer des objectifs dans le temps et de les respecter.</text:p>
      <text:p text:style-name="P2"/>
      <text:p text:style-name="P2"/>
      <text:p text:style-name="P9">Organisation :</text:p>
      <text:p text:style-name="P2">- les tâches de conception, développement, organisation de projet, test... seront réparties au maximum sans qu'aucun rôle fixe ne soit attribué.</text:p>
      <text:p text:style-name="P2">- les décisions seront, en général, prises en réunion commune, avec consultation de tous les membres avant décision finale (par mail ou à la prochaine réunion pour les absents).</text:p>
      <text:p text:style-name="P2">- nous construirons ce jeu morceau par morceau, en conservant toujours une version jouable.</text:p>
      <text:p text:style-name="P2">- on assignera chaque tâche à un groupe de 2 à 3 personnes, qui idéalement se partageront les différents aspects de la création et du développement. <text:s/>Les binômes servent d'esprit critique et doivent être consultés pour valider vos idées. Dans chaque groupe, un membre devra informer le reste de l'équipe ParPainG de leur avancé.</text:p>
      <text:p text:style-name="P9"/>
      <text:p text:style-name="P2"/>
      <text:p text:style-name="P9">Communication :</text:p>
      <text:p text:style-name="P2">- avant tout, par mails. Pour faire vivre le projet, soyons bavards !</text:p>
      <text:p text:style-name="P2">Système d'en-tête de mails : préfixé par [PROJET JV] ou [ParPainG]. Répondre aux mails notifiés comme [URGENT] sous 3 jours svp. Si vous manquez de temps, dites-le en précisant quand vous serez disponible.</text:p>
      <text:p text:style-name="P2">- via le wiki, dont la page de garde constitue un journal de bord à lire et mettre à jour régulièrement.</text:p>
      <text:p text:style-name="P2">- via le <text:span text:style-name="T3">repository</text:span> SVN.</text:p>
      <text:p text:style-name="P2">- par réunions vocales à distance.</text:p>
      <text:p text:style-name="P2"><text:soft-page-break/></text:p>
      <text:p text:style-name="P2"/>
      <text:p text:style-name="P2"><text:span text:style-name="T1">Réunions :</text:span></text:p>
      <text:p text:style-name="P2"><text:span text:style-name="T7">- </text:span>être à l'heure ! Ou prévenir si empêchement de dernière minute.</text:p>
      <text:p text:style-name="P2">- au minimum une par mois.</text:p>
      <text:p text:style-name="P2">- les planifier 2 semaines à l'avance.</text:p>
      <text:p text:style-name="P2">- un secrétaire rédige son compte-rendu, qu'il diffusera à tout le monde. Il mettra également à jour la page de garde du wiki en conséquence.</text:p>
      <text:p text:style-name="P2">- définir à chaque réunion les tâches assignées à chaque membre, ainsi que le sujet et la date de la prochaine si possible.</text:p>
      <text:p text:style-name="P2"/>
      <text:p text:style-name="P2"/>
      <text:p text:style-name="P9">Le Bilaniste :</text:p>
      <text:p text:style-name="P2">- roulement tous les 2 mois. Première nomination : <text:span text:style-name="T2">01/10/2012</text:span>.</text:p>
      <text:p text:style-name="P2">- se charge de récolter les avis des autres membres de l'équipe sur :</text:p>
      <text:list xml:id="list32528750" text:style-name="L3">
        <text:list-item>
          <text:list>
            <text:list-item>
              <text:p text:style-name="P8">l'avancé du projet</text:p>
            </text:list-item>
            <text:list-item>
              <text:p text:style-name="P8">les difficultés en cours</text:p>
            </text:list-item>
            <text:list-item>
              <text:p text:style-name="P8">l'organisation</text:p>
            </text:list-item>
            <text:list-item>
              <text:p text:style-name="P8">les prochains objectifs</text:p>
            </text:list-item>
            <text:list-item>
              <text:p text:style-name="P8">la motivation</text:p>
            </text:list-item>
            <text:list-item>
              <text:p text:style-name="P8">etc. , ... autant du point de vue développement que du reste.</text:p>
            </text:list-item>
          </text:list>
        </text:list-item>
      </text:list>
      <text:p text:style-name="P2">- fait un court rapport écrit et le présente à la prochaine réunion.</text:p>
      <text:p text:style-name="P2"/>
      <text:p text:style-name="P2"/>
      <text:p text:style-name="P9">Implication personnelle :</text:p>
      <text:p text:style-name="P2">- pas d'engagement horaire.</text:p>
      <text:p text:style-name="P2">- on s'engage à répondre aux mails et être actif sur la mailing-list.</text:p>
      <text:p text:style-name="P2">- on s'engage à se rendre disponible pour les réunions.</text:p>
      <text:p text:style-name="P2">- une fois engagé à accomplir une tâche, la réaliser à temps.</text:p>
      <text:p text:style-name="P2">- il y aura toujours des choses à faire sur le projet : tester le jeu, réfléchir à de nouvelles idées de gameplay ou de scénario, maintenir/nettoyer le wiki et le code, dessiner de nouveaux assets, travailler l'audio du jeu, préparer la prochaine réunion et les prochaines étapes du projet...</text:p>
      <text:p text:style-name="P2">- le plus important : se motiver mutuellement !</text:p>
      <text:p text:style-name="P2"/>
      <text:p text:style-name="P2"/>
      <text:p text:style-name="P9">Contenu :</text:p>
      <text:p text:style-name="P2">- tout le contenu du jeu sera créé par nous : tous les graphismes, librairies de dev et sons libres tolérés.</text:p>
      <text:p text:style-name="P2">- on déterminera un ton / une ambiance de jeu sur lequel se calquer.</text:p>
      <text:p text:style-name="P2"/>
      <text:p text:style-name="P2"/>
      <text:p text:style-name="P9">Code :</text:p>
      <text:p text:style-name="P2">- chaque développeur est responsable de son code : propreté, performances, entretien, debug...</text:p>
      <text:p text:style-name="P2">- établir et respecter un <text:span text:style-name="T3">coding style </text:span>commun.</text:p>
      <text:p text:style-name="P2">- le jeu doit fonctionner sur de "petits" PCs, au minimum tous ceux des membres de l'équipe.</text:p>
      <text:p text:style-name="P2"/>
      <text:p text:style-name="P2"/>
      <text:p text:style-name="P9"><text:soft-page-break/>Licence :</text:p>
      <text:p text:style-name="P2">coming so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30T13:16:42</meta:creation-date>
    <dc:date>2012-09-07T13:00:06.37</dc:date>
    <meta:editing-duration>PT5H54M29S</meta:editing-duration>
    <meta:editing-cycles>13</meta:editing-cycles>
    <meta:generator>OpenOffice.org/3.3$Win32 OpenOffice.org_project/330m20$Build-9567</meta:generator>
    <dc:creator>Lucas Cimon</dc:creator>
    <meta:document-statistic meta:table-count="0" meta:image-count="0" meta:object-count="0" meta:page-count="3" meta:paragraph-count="60" meta:word-count="650" meta:character-count="3678"/>
  </office:meta>
</office:document-meta>
</file>